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08cm" svg:height="2.032cm" svg:x="0.736cm" svg:y="4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874cm" svg:height="1.386cm" svg:x="0.736cm" svg:y="6.582cm">
          <text:p text:style-name="P2"><text:span text:style-name="T1">JDK 1.7 or above exposing </text:span></text:p>
          <text:p text:style-name="P2"><text:span text:style-name="T1">Java SCTP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5.207cm" svg:height="0.762cm" svg:x="0.736cm" svg:y="4.904cm">
          <draw:text-box>
            <text:p text:style-name="P2"><text:span text:style-name="T1">Mobicents SCTP Library</text:span></text:p>
          </draw:text-box>
        </draw:frame>
        <draw:custom-shape draw:style-name="gr2" draw:text-style-name="P1" draw:layer="layout" svg:width="9.652cm" svg:height="1.27cm" svg:x="0.736cm" svg:y="8.225cm">
          <text:p text:style-name="P1">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29cm" svg:height="2.794cm" svg:x="0.736cm" svg:y="1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692cm" svg:height="0.762cm" svg:x="0.736cm" svg:y="2.304cm">
          <draw:text-box>
            <text:p text:style-name="P2"><text:span text:style-name="T1">Application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it Bhayani</meta:initial-creator>
    <meta:creation-date>2011-11-25T11:28:03</meta:creation-date>
    <dc:date>2011-11-25T11:35:20</dc:date>
    <dc:creator>Amit Bhayani</dc:creator>
    <meta:editing-duration>PT7M18S</meta:editing-duration>
    <meta:editing-cycles>11</meta:editing-cycles>
    <meta:generator>LibreOffice/3.4$Unix LibreOffice_project/340m1$Build-302</meta:generator>
    <meta:document-statistic meta:object-count="6"/>
  </office:meta>
</office:document-meta>
</file>